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ptEvent.getEvent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ptEvent.AptEvent( AptEventSet eventSet , MethodDeclaration eventDecl , TwoPhaseAnnotationProcessor a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ptEvent.getMethodFie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